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Helvetica Neue', Arial, Helvetica, sans-serif"/>
    <style:font-face style:name="Open Sans" svg:font-family="'Open Sans', Helvetica, sans-serif"/>
    <style:font-face style:name="Roboto" svg:font-family="Roboto, sans-serif"/>
    <style:font-face style:name="Source Sans Pro" svg:font-family="'Source Sans Pro', Arial, sans-serif"/>
    <style:font-face style:name="Verdana1" svg:font-family="Verdana, Arial, Helvetica, sans-serif"/>
    <style:font-face style:name="Verdana" svg:font-family="Verdana, sans-serif"/>
    <style:font-face style:name="ff1" svg:font-family="ff1"/>
    <style:font-face style:name="ff2" svg:font-family="ff2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536e"/>
    </style:style>
    <style:style style:name="P2" style:family="paragraph" style:parent-style-name="Standard">
      <style:paragraph-properties fo:text-align="justify" style:justify-single-word="false"/>
      <style:text-properties officeooo:paragraph-rsid="0015536e"/>
    </style:style>
    <style:style style:name="P3" style:family="paragraph" style:parent-style-name="Standard">
      <style:text-properties fo:font-weight="bold" officeooo:paragraph-rsid="0015536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15536e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937cm"/>
        </style:tab-stops>
      </style:paragraph-properties>
      <style:text-properties fo:font-weight="bold" officeooo:paragraph-rsid="0016dec2" style:font-weight-asian="bold" style:font-weight-complex="bold"/>
    </style:style>
    <style:style style:name="P6" style:family="paragraph" style:parent-style-name="Standard">
      <style:text-properties fo:font-weight="bold" officeooo:paragraph-rsid="0016dec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16dec2" officeooo:paragraph-rsid="0016dec2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officeooo:paragraph-rsid="0015536e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16dec2" officeooo:paragraph-rsid="0016dec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5536e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6dec2" officeooo:paragraph-rsid="0016dec2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paragraph-rsid="0017db5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paragraph-rsid="00198cdf" style:font-weight-asian="normal" style:font-weight-complex="normal"/>
    </style:style>
    <style:style style:name="P14" style:family="paragraph" style:parent-style-name="Text_20_body">
      <style:paragraph-properties fo:line-height="115%"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15536e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1d6673"/>
    </style:style>
    <style:style style:name="P17" style:family="paragraph" style:parent-style-name="Text_20_body">
      <style:paragraph-properties fo:text-align="justify" style:justify-single-word="false"/>
      <style:text-properties officeooo:paragraph-rsid="00207afb"/>
    </style:style>
    <style:style style:name="P18" style:family="paragraph" style:parent-style-name="Text_20_body">
      <style:paragraph-properties fo:text-align="justify" style:justify-single-word="false"/>
      <style:text-properties officeooo:paragraph-rsid="0020ed54"/>
    </style:style>
    <style:style style:name="P19" style:family="paragraph" style:parent-style-name="Text_20_body">
      <style:text-properties style:font-name="Liberation Serif" officeooo:paragraph-rsid="0016dec2"/>
    </style:style>
    <style:style style:name="P20" style:family="paragraph" style:parent-style-name="Text_20_body">
      <style:paragraph-properties fo:text-align="justify" style:justify-single-word="false"/>
      <style:text-properties style:font-name="Liberation Serif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officeooo:paragraph-rsid="002197f0"/>
    </style:style>
    <style:style style:name="P22" style:family="paragraph" style:parent-style-name="Text_20_body">
      <style:paragraph-properties fo:line-height="115%"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officeooo:paragraph-rsid="0020ed54"/>
    </style:style>
    <style:style style:name="T1" style:family="text">
      <style:text-properties officeooo:rsid="0015536e"/>
    </style:style>
    <style:style style:name="T2" style:family="text">
      <style:text-properties fo:background-color="transparent" loext:char-shading-value="0" loext:padding="0cm" loext:border="none"/>
    </style:style>
    <style:style style:name="T3" style:family="text">
      <style:text-properties fo:font-style="italic" fo:background-color="transparent" loext:char-shading-value="0" loext:padding="0cm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167a5c"/>
    </style:style>
    <style:style style:name="T7" style:family="text">
      <style:text-properties officeooo:rsid="0016dec2"/>
    </style:style>
    <style:style style:name="T8" style:family="text">
      <style:text-properties officeooo:rsid="0017db57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text-line-through-style="none" style:text-line-through-type="none" style:font-name="Liberation Serif" fo:font-size="12pt" fo:letter-spacing="normal" style:text-underline-style="none" style:text-blinking="false" style:font-size-asian="12pt" style:font-size-complex="12pt" loext:padding="0cm" loext:border="none"/>
    </style:style>
    <style:style style:name="T11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02122" style:font-name="Liberation Serif" fo:font-size="12pt" fo:letter-spacing="normal" fo:font-style="normal" fo:font-weight="normal" officeooo:rsid="001f41bc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02122" style:font-name="Liberation Serif" fo:font-size="12pt" fo:letter-spacing="normal" fo:font-style="normal" fo:font-weight="normal" officeooo:rsid="001f41bc" style:font-size-asian="12pt" style:font-size-complex="12pt"/>
    </style:style>
    <style:style style:name="T15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02122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02122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8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d667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51c4" style:font-size-asian="12pt" style:font-size-complex="12pt"/>
    </style:style>
    <style:style style:name="T24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style:use-window-font-color="tru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1d6673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use-window-font-color="true" style:font-name="Liberation Serif" fo:font-size="12pt" fo:letter-spacing="normal" fo:font-style="italic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d6673" style:text-blinking="false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32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e51c4" style:text-blinking="false" style:font-size-asian="12pt" style:font-size-complex="12pt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italic" style:text-underline-style="none" fo:font-weight="normal" officeooo:rsid="001e51c4" style:text-blinking="false" style:font-size-asian="12pt" style:font-size-complex="12pt"/>
    </style:style>
    <style:style style:name="T35" style:family="text">
      <style:text-properties fo:font-variant="normal" fo:text-transform="none" fo:color="#303030" style:font-name="Roboto" fo:font-size="12pt" fo:letter-spacing="normal" fo:font-style="normal" fo:font-weight="normal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officeooo:rsid="001b339a"/>
    </style:style>
    <style:style style:name="T38" style:family="text">
      <style:text-properties style:font-name="Liberation Serif" fo:font-weight="normal" style:font-weight-asian="normal" style:font-weight-complex="normal"/>
    </style:style>
    <style:style style:name="T39" style:family="text">
      <style:text-properties officeooo:rsid="00207a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CNOLOGIAS MÓVEIS E SEM FIO</text:p>
      <text:p text:style-name="P9">EXERCÍCIOS</text:p>
      <text:p text:style-name="P9">Aluno:<text:span text:style-name="T5"> Gabriela Goncalves da Silva</text:span></text:p>
      <text:p text:style-name="P11"><text:span text:style-name="T5"/></text:p>
      <text:p text:style-name="P4">1. Porque existem e para que servem os protocolos de acesso múltiplo?</text:p>
      <text:p text:style-name="P22">Os protocolos de acesso múltiplo ( MAC) coordena a forma como cada nó da rede deverá utilizar o canal de comunicação em redes do tipo broadcast. Existem dois tipos de enlace : o ponto- a-ponto e o broadcast. O primeiro consiste em um único remeten<text:span text:style-name="T8">t</text:span>e em cada extremidade do enl<text:span text:style-name="T8">a</text:span>ce e um único receptor na outra extremidade. O segundo tipo pode ter múltiplos remetentes e múltiplos receptores.</text:p>
      <text:p text:style-name="P4"/>
      <text:p text:style-name="P4">2. Quais são as características de um protocolo de acesso múltiplo ideal?</text:p>
      <text:p text:style-name="P13">Canal Broadcast com taxa de R bps;</text:p>
      <text:p text:style-name="P13">1.Quando um nó deseja transmitir, ele pode transmitir a taxa R;</text:p>
      <text:p text:style-name="P13">2. Quando M nós desejam transmitir, cada um transmite a uma taxa igual a R/M;</text:p>
      <text:p text:style-name="P13">3. Totalmente descentralizado. Nenhum nó especial coordena as transmissões Curso de Especialização em Redes de Computadores – INF502 Sem sincronização de relógios e de slots;</text:p>
      <text:p text:style-name="P13">4. Simples.</text:p>
      <text:p text:style-name="P4"/>
      <text:p text:style-name="P4">3. Cite o funcionamento básico das 3 (três) classes gerais de protocolos de acesso múltiplo.</text:p>
      <text:p text:style-name="P12">Particionamento de canal: Divide o canal em pedaços menores (compartimentos de tempo, frequência). Aloca um pedaço para uso exclusivo de cada nó.</text:p>
      <text:p text:style-name="P12">Acesso aleatório: Canal não dividido, permite colisões. “Recuperação” das colisões.</text:p>
      <text:p text:style-name="P12">Revezamento: Nós transmitem nos seus turnos, porém nós com mais volume para enviar podem usar turnos mais longos.</text:p>
      <text:p text:style-name="P12"/>
      <text:p text:style-name="P3">4. Explique brevemente o funcionamento do TDMA, FDMA e CDMA.</text:p>
      <text:p text:style-name="P2">FDMA utiliza-se uma multiplexagem por divisão das frequências. Neste caso a cada canal de utilizador é atribuída uma dada banda de frequências na ligação rádio durante a chamada.</text:p>
      <text:p text:style-name="P2"/>
      <text:p text:style-name="P2">TDMA: <text:span text:style-name="T1">R</text:span>ecorre-se a uma multiplexagem por divisão do tempo. Neste caso todos os utilizadores usam a mesma largura de banda mas o recurso tempo é partilhado. A cada utilizador é atribuído, durante a chamada, um determinado intervalo de tempo de um conjunto possível. No caso das redes móveis estes intervalos de tempo são denominados “bursts”.</text:p>
      <text:p text:style-name="P2"/>
      <text:p text:style-name="P2">CDMA para cada sinal de utilizador emitido utiliza-se um código pseudo-aleatório distinto cujo efeito é espalhar o espectro do sinal por toda a banda de frequências disponível para a comunicação. Os sinais assim obtidos dos vários utilizadores são enviados em simultâneo no canal. Na recepção cada utilizador extrai o seu sinal de entre todos os outros recorrendo a uma descodificação que usa o mesmo código da emissão.</text:p>
      <text:p text:style-name="P1"/>
      <text:p text:style-name="P3">5. O que basicamente deve especificar um protocolo baseado em acesso aleatório?</text:p>
      <text:p text:style-name="P15"><text:span text:style-name="T36">Cada estação tem direito de acessar o meio, sem ser controlada por outra estação; Não existe tempo pre definido para uma estação transmitir; A transmissão entre as e</text:span><text:span text:style-name="T37">s</text:span><text:span text:style-name="T36">tações é aleatória; As estações competem para acessar o meio; Para evitar conflitos , as estações seguem </text:span><text:span text:style-name="T9">procedimentos definidos</text:span><text:span text:style-name="T10"> </text:span><text:span text:style-name="T9">pelo prtocolo.</text:span><text:line-break/></text:p>
      <text:p text:style-name="P4">6. Comente brevemente sobre o funcionamento e características do CSMA e CSMA/CD.</text:p>
      <text:p text:style-name="P16"><text:span text:style-name="T26">CSMA(</text:span><text:span text:style-name="T28">Carrier Sense Multiple Access</text:span><text:span text:style-name="T26">), no estudo de </text:span><text:span text:style-name="T27">redes de computadores</text:span><text:span text:style-name="T29"> </text:span><text:span text:style-name="T20">é um </text:span><text:span text:style-name="T21">protocolo</text:span><text:span text:style-name="T29"> </text:span><text:span text:style-name="T20">de </text:span><text:span text:style-name="T21">controle de acesso ao meio</text:span><text:span text:style-name="T29"> </text:span><text:span text:style-name="T20">que diminui a probabilidade de colisão de </text:span><text:span text:style-name="T30">quadros </text:span><text:span text:style-name="T20">em redes com </text:span><text:soft-page-break/><text:span text:style-name="T20">múltiplo acesso ao meio. </text:span><text:span text:style-name="T22">Quando um </text:span><text:span text:style-name="T34">host </text:span><text:span text:style-name="T22">quer transmitir, ele primeiro "ouve" o </text:span><text:span text:style-name="T23">canal</text:span><text:span text:style-name="T31"> </text:span><text:span text:style-name="T22">(sensoriamento da </text:span><text:a xlink:type="simple" xlink:href="https://pt.wikipedia.org/w/index.php?title=Portadora&amp;action=edit&amp;redlink=1" text:style-name="Internet_20_link" text:visited-style-name="Visited_20_Internet_20_Link"><text:span text:style-name="T31">portadora</text:span></text:a><text:span text:style-name="T22">) para saber se existe </text:span><text:span text:style-name="T23">transmissão de dados</text:span><text:span text:style-name="T31"> </text:span><text:span text:style-name="T22">corrente. Existindo transmissão, aguardará um determinado tempo (que pode ser aleatório ou específico). Se não existir transmissão, então, dependendo da variação do CSMA implementada, ela decidirá pela transmissão ou não. O CSMA não evita as </text:span><text:span text:style-name="T32">colisões </text:span><text:span text:style-name="T22">por completo. Elas ocorrem quando há simultaneidade no sensoriamento do canal, fazendo com que dois ou mais </text:span><text:span text:style-name="T23">hosts </text:span><text:span text:style-name="T22">suponham não haver transmissão e as iniciam concomitantemente.</text:span></text:p>
      <text:p text:style-name="P15"><text:span text:style-name="T38"><text:line-break/></text:span><text:span text:style-name="T20">CSMA/CD identifica quando o meio (canal) está disponível (idle time) para a transmissão. Neste momento a transmissão é iniciada. O mecanismo C</text:span><text:span text:style-name="T21">D</text:span><text:span text:style-name="T20">(Collision Detection - Detecção de Colisão), ao mesmo tempo, obriga que os nós escutem a rede enquanto emitem dados, razão pela qual o CSMA/CD é também conhecido por (</text:span><text:a xlink:type="simple" xlink:href="https://pt.wikipedia.org/w/index.php?title=LWT&amp;action=edit&amp;redlink=1" text:style-name="Internet_20_link" text:visited-style-name="Visited_20_Internet_20_Link"><text:span text:style-name="T29">LWT</text:span></text:a><text:span text:style-name="T20">) "Listen While Talk" - "escute enquanto fala". Se o mesmo detecta uma colisão, toda transmissão é interrompida e é emitido um sinal (“</text:span><text:a xlink:type="simple" xlink:href="https://pt.wikipedia.org/wiki/Jam" text:style-name="Internet_20_link" text:visited-style-name="Visited_20_Internet_20_Link"><text:span text:style-name="T29">jam</text:span></text:a><text:span text:style-name="T20">” de 48 bits) para anunciar que ocorreu uma colisão. É interessante ser salientada real importância do sinal JAM. Ele é usado pois pode ocorrer se caso dos host, A e B, enviem mensagens ao mesmo tempo, colidam e que o sinal da colisão seja tão fraco que acabe não chegando ao outro host,por isto é enviado o sinal JAM. Ou seja, o sinal jam garante que ambos os hosts irão detectar a colisão e então calcular aleatoriamente o tempo de back-off </text:span><text:a xlink:type="simple" xlink:href="https://pt.wikipedia.org/wiki/Exponencial" text:style-name="Internet_20_link" text:visited-style-name="Visited_20_Internet_20_Link"><text:span text:style-name="T29">exponencial</text:span></text:a><text:span text:style-name="T20">(tempo de espera). Para evitar colisões sucessivas o nó espera um período de acordo com o back-off exponencial e volta a tentar transmitir.</text:span></text:p>
      <text:p text:style-name="P15"><text:line-break/><text:span text:style-name="T4">7. Como os protocolos de revezamento tentam melhorar o acesso múltiplo? Explique resumidamente os protocolos de polling e passagem de permissão.</text:span></text:p>
      <text:p text:style-name="P20"><text:span text:style-name="T4">Polling (varre dura):</text:span> o nó mestre "convida" nós escravos a alterarem a transmissão, mas tem preocupações como ter latência, sobrecargas de escravos e único ponto de falha que é o próprio mestre. </text:p>
      <text:p text:style-name="P20"><text:span text:style-name="T4">Passagem de Permissão: </text:span>permissão de controle de um nó para o próximo sequencialmente, envia mensagens de permissão e também tem preocupaçõe s como ter também a latência, uma falha de serem as permissões e a sobre carga de permissão.</text:p>
      <text:p text:style-name="P4"/>
      <text:p text:style-name="P4">8. O que é, para que serve e onde é encontrado o endereço da camada de enlace?</text:p>
      <text:p text:style-name="P17"><text:span text:style-name="T16">É </text:span><text:span text:style-name="T11">uma das sete camadas do </text:span><text:span text:style-name="T12">modelo OSI</text:span><text:span text:style-name="T11">. Esta camada detecta e, opcionalmente, corrige erros </text:span><text:span text:style-name="T13">que possam acontecer na </text:span><text:span text:style-name="T14">camada física</text:span><text:span text:style-name="T13">. É responsável pela transmissão e recepção (delimitação) de quadros e pelo controle de fluxo. Ela também estabelece um </text:span><text:span text:style-name="T14">protocolo </text:span><text:span text:style-name="T13">de comunicação entre sistemas diretamente conectados (operando sob velocidades próximas de </text:span><text:a xlink:type="simple" xlink:href="https://pt.wikipedia.org/wiki/Velocidade_da_luz" text:style-name="Internet_20_link" text:visited-style-name="Visited_20_Internet_20_Link"><text:span text:style-name="T18">c</text:span></text:a><text:span text:style-name="T13">). </text:span><text:span text:style-name="T17">O endereço MAC é como um RG da sua máquina, tem a </text:span>função de identificar individual men<text:span text:style-name="T39">t</text:span>e cada computador a partir da fábrica e serve de ponto de controle de acesso a uma rede.</text:p>
      <text:p text:style-name="P4"/>
      <text:p text:style-name="P4">9. Quais são as características de um endereço MAC?</text:p>
      <text:p text:style-name="P14">Um <text:span text:style-name="T3">endereço MAC </text:span>é o identificador único que é atribuído pelo fabricante a uma peça do hardware de rede (como uma placa de rede sem fio ou uma placa ethernet). MAC significa <text:span text:style-name="T3">Media Access Control</text:span>, ou controle de acesso ao meio, e cada identificador tem a intenção de ser único para um dispositivo em particular. Um endereço MAC consiste em seis conjuntos de dois caracteres, cada um separado por uma vírgula <text:span text:style-name="T2">00:1B:44:11:3A:B7</text:span>é um exemplo de endereço MAC.</text:p>
      <text:p text:style-name="P10"><text:soft-page-break/></text:p>
      <text:p text:style-name="P4">10.Como funciona a comunicação entre dois adaptadores baseada em endereço MAC? E quando um adaptador quer se comunicar com todos os adaptadores da rede? </text:p>
      <text:p text:style-name="P15">Quando um adaptador quer enviar um quadro, ele coloca o MAC do adaptador de de<text:span text:style-name="T6">s</text:span>tino na estrutura do quadro e envia para o meio físico, numa LAN broadcast, todos os adaptadores irão receber o quadro, cada adaptador verifica se o MAC de destino do quadro é igual ao seu MAC. Se forem iguai<text:span text:style-name="T7">s</text:span>, extrai o datagrama e sobe na pil<text:span text:style-name="T7">h</text:span>a. Se forem diferentes, o datagrama descartado.</text:p>
      <text:p text:style-name="P15"/>
      <text:p text:style-name="P3">11.Explique o que é e como funciona o protocolo ARP. Dê exemplos de comunicação na mesma rede e em redes distintas. </text:p>
      <text:p text:style-name="P15">O ARP (Address Resolution Protocol, Protocolo de Resolução de Endereço) é o responsável por aprender qual é o endereço físico de um computador que tem um dado endereço IP. O ARP faz o mapeamento dinâmico entre endereços IP de 32 bits e endereços de hardware usados pelas várias tecnologias de enlace. O mecanismo de tradução de endereços implementado pelo ARP é baseado no uso de broadcast.</text:p>
      <text:p text:style-name="P3"><text:span text:style-name="T35"/></text:p>
      <text:p text:style-name="P6">12.Explique detalhadamente o funcionamento do CSMA/CD.</text:p>
      <text:p text:style-name="P15"><text:span text:style-name="T22">Quando o tipo de comunicação é Half-Duplex, na realidade só um dispositivo pode usar o meio de comunicação para comunicar… se houvesse comunicação em simultâneo, entre 2 ou mais máquinas ligadas a um Hub, estaríamos a presenciar uma colisão (acontece quando 2 equipamentos transmitem em simultâneo num meio partilhado, aumentando a amplitude do sinal elétrico transmitido). Como os hubs não suportam comunicações Full Duplex, a transmissão simultânea de dados é tecnicamente impossível.</text:span></text:p>
      <text:p text:style-name="P15"><text:span text:style-name="T22"/></text:p>
      <text:p text:style-name="P1"><text:span text:style-name="T4">13.O que é o CSMA/CA? Qual a sua diferença para o CSMA/CD?</text:span></text:p>
      <text:p text:style-name="P18"><text:span text:style-name="T24">CSMA/CA - Carrier sense multiple access with collision avoidance</text:span><text:span text:style-name="T25"> </text:span><text:span text:style-name="T24">(Acesso múltiplo com verificação de portadora com anulação/prevenção de colisão) é um método de transmissão que possui um grau de ordenação maior que o seu antecessor (</text:span><text:a xlink:type="simple" xlink:href="https://pt.wikipedia.org/wiki/CSMA/CD" text:style-name="Internet_20_link" text:visited-style-name="Visited_20_Internet_20_Link"><text:span text:style-name="T33">CSMA/CD</text:span></text:a><text:span text:style-name="T24">) e possui também mais parâmetros restritivos, o que contribui para a redução da ocorrência de colisões numa rede. As máquinas interligadas através de uma rede identificam uma colisão quando o nível de sinal aumenta no meio. Antes de transmitir efetivamente um pacote, a estação avisa sobre a transmissão e em quanto tempo a mesma irá realizar a tarefa. Dessa forma, as estações não tentarão transmitir, porque entendem que o canal está sendo usado por outra máquina, porém, o tempo que as máquinas esperam para que possam enviar os seus pacotes não é indeterminado ou aleatório, as mesmas irão detectar quando o meio estiver livre.</text:span></text:p>
      <text:p text:style-name="P24"><text:span text:style-name="T19">O CD CSMA entra em vigor após uma colisão, enquanto o CSMA CA entra em vigor antes de uma colisão. O CSMA CA reduz a possibilidade de colisão, enquanto o CD CSMA minimiza apenas o tempo de recuperação. é usado em redes sem fio.</text:span></text:p>
      <text:p text:style-name="P23"/>
      <text:p text:style-name="P5">14. Porque não utilizamos o CSMA/CD nas redes sem fio? Explique os problemas que impedem o seu uso.</text:p>
      <text:p text:style-name="P19">Não é utilizado porque ele é apenas usado em redes cabeadas como ethernet. A inte<text:span text:style-name="T7">n</text:span>sid<text:span text:style-name="T7">a</text:span>de do sinal recebi do é abafada pela intensidade da transmissão local.</text:p>
      <text:p text:style-name="P6"><text:soft-page-break/>15. Como atuam transmissor e receptor utilizando o CSMA/CA?</text:p>
      <text:p text:style-name="P8"/>
      <text:p text:style-name="P20">Transmissor: Canal desocupado: Espera por um curto tempo ( DIFS - DISTRIBUTED INTER-FRAME SPACE)</text:p>
      <text:p text:style-name="P20">Transmite o quadro inteiro </text:p>
      <text:p text:style-name="P21">Canal ocupado: </text:p>
      <text:p text:style-name="P21">(1) inicia um tempo de backoff aleatório,</text:p>
      <text:p text:style-name="P21">(2) dispara temporizador regressivo do backoff enquanto o canal está ocioso ,</text:p>
      <text:p text:style-name="P21">(3) transmite quando o temporizador zerar, </text:p>
      <text:p text:style-name="P21">(4) se não recebe A RC aumenta o intervalo de backoff aleatório e repete. </text:p>
      <text:p text:style-name="P20">Receptor: Recebe o quadro e realiza a checagem de erro ( CRC) , </text:p>
      <text:p text:style-name="P20">CRC falha: quadro descartado. </text:p>
      <text:p text:style-name="P20">CRC ok: retorna ARC (reconhecimento) depois de um curto período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Helvetica Neue', Arial, Helvetica, sans-serif"/>
    <style:font-face style:name="Open Sans" svg:font-family="'Open Sans', Helvetica, sans-serif"/>
    <style:font-face style:name="Roboto" svg:font-family="Roboto, sans-serif"/>
    <style:font-face style:name="Source Sans Pro" svg:font-family="'Source Sans Pro', Arial, sans-serif"/>
    <style:font-face style:name="Verdana1" svg:font-family="Verdana, Arial, Helvetica, sans-serif"/>
    <style:font-face style:name="Verdana" svg:font-family="Verdana, sans-serif"/>
    <style:font-face style:name="ff1" svg:font-family="ff1"/>
    <style:font-face style:name="ff2" svg:font-family="ff2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09:44:31.464815222</meta:creation-date>
    <dc:date>2020-10-02T13:55:44.493759142</dc:date>
    <meta:editing-duration>PT30S</meta:editing-duration>
    <meta:editing-cycles>1</meta:editing-cycles>
    <meta:document-statistic meta:table-count="0" meta:image-count="0" meta:object-count="0" meta:page-count="4" meta:paragraph-count="53" meta:word-count="1622" meta:character-count="9922" meta:non-whitespace-character-count="8340"/>
    <meta:generator>LibreOffice/6.4.5.2$Linux_X86_64 LibreOffice_project/40$Build-2</meta:generator>
  </office:meta>
</office:document-meta>
</file>